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091" calcext:value-type="float">
            <text:p>14.444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13550967742" calcext:value-type="float">
            <text:p>14.111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38584" calcext:value-type="float">
            <text:p>13.90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03550967742" calcext:value-type="float">
            <text:p>13.730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97464" calcext:value-type="float">
            <text:p>13.76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68441290323" calcext:value-type="float">
            <text:p>13.9068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30325" calcext:value-type="float">
            <text:p>13.8563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61568" calcext:value-type="float">
            <text:p>14.05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90301935484" calcext:value-type="float">
            <text:p>14.019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50856" calcext:value-type="float">
            <text:p>13.71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3674" calcext:value-type="float">
            <text:p>13.393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03787586207" calcext:value-type="float">
            <text:p>13.12037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86387096774" calcext:value-type="float">
            <text:p>12.828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8836129032" calcext:value-type="float">
            <text:p>12.6618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30061935484" calcext:value-type="float">
            <text:p>12.303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38454193548" calcext:value-type="float">
            <text:p>11.9138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3248" calcext:value-type="float">
            <text:p>11.46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47432" calcext:value-type="float">
            <text:p>12.19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4648" calcext:value-type="float">
            <text:p>11.5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5166451613" calcext:value-type="float">
            <text:p>11.7045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1874285714" calcext:value-type="float">
            <text:p>13.0021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23731428571" calcext:value-type="float">
            <text:p>13.76237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87757419355" calcext:value-type="float">
            <text:p>13.9987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63636129032" calcext:value-type="float">
            <text:p>14.2163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2846451613" calcext:value-type="float">
            <text:p>14.4202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6114285714" calcext:value-type="float">
            <text:p>14.362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63344516129" calcext:value-type="float">
            <text:p>14.376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453975" calcext:value-type="float">
            <text:p>14.2245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89584" calcext:value-type="float">
            <text:p>14.06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49238709677" calcext:value-type="float">
            <text:p>13.954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33056" calcext:value-type="float">
            <text:p>14.71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88125" calcext:value-type="float">
            <text:p>15.4328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98201290323" calcext:value-type="float">
            <text:p>15.6198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1264" calcext:value-type="float">
            <text:p>15.79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39264516129" calcext:value-type="float">
            <text:p>15.683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0170322581" calcext:value-type="float">
            <text:p>15.4500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07287741936" calcext:value-type="float">
            <text:p>15.2207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6691428571" calcext:value-type="float">
            <text:p>14.9876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33032258064" calcext:value-type="float">
            <text:p>14.753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057175" calcext:value-type="float">
            <text:p>14.4805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53336" calcext:value-type="float">
            <text:p>14.17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18180645161" calcext:value-type="float">
            <text:p>13.931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6104" calcext:value-type="float">
            <text:p>14.0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94975" calcext:value-type="float">
            <text:p>14.4569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06258064516" calcext:value-type="float">
            <text:p>14.470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12864" calcext:value-type="float">
            <text:p>14.66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10939354839" calcext:value-type="float">
            <text:p>14.7010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23956129032" calcext:value-type="float">
            <text:p>14.4723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0170322581" calcext:value-type="float">
            <text:p>14.3070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40397241379" calcext:value-type="float">
            <text:p>14.24403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21184516129" calcext:value-type="float">
            <text:p>14.172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698125" calcext:value-type="float">
            <text:p>13.9469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4016" calcext:value-type="float">
            <text:p>13.7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0147096774" calcext:value-type="float">
            <text:p>13.551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35896" calcext:value-type="float">
            <text:p>13.6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463" calcext:value-type="float">
            <text:p>14.18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0433548387" calcext:value-type="float">
            <text:p>14.8740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2432" calcext:value-type="float">
            <text:p>14.67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40676129032" calcext:value-type="float">
            <text:p>14.1340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6833548387" calcext:value-type="float">
            <text:p>13.8986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9268571429" calcext:value-type="float">
            <text:p>13.7839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73935483871" calcext:value-type="float">
            <text:p>13.92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5817" calcext:value-type="float">
            <text:p>13.775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0752" calcext:value-type="float">
            <text:p>13.58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2547096774" calcext:value-type="float">
            <text:p>13.5662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48536" calcext:value-type="float">
            <text:p>14.14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672175" calcext:value-type="float">
            <text:p>14.1567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0088516129" calcext:value-type="float">
            <text:p>14.0800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67768" calcext:value-type="float">
            <text:p>13.93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2446451613" calcext:value-type="float">
            <text:p>13.719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6709677419" calcext:value-type="float">
            <text:p>13.67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80121290323" calcext:value-type="float">
            <text:p>14.108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9428571429" calcext:value-type="float">
            <text:p>14.292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91741935484" calcext:value-type="float">
            <text:p>14.40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794225" calcext:value-type="float">
            <text:p>14.7779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796" calcext:value-type="float">
            <text:p>14.8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9780645161" calcext:value-type="float">
            <text:p>14.83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8408" calcext:value-type="float">
            <text:p>14.95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3265454546" calcext:value-type="float">
            <text:p>15.60132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9015483871" calcext:value-type="float">
            <text:p>16.089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44750967742" calcext:value-type="float">
            <text:p>16.2144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15661935484" calcext:value-type="float">
            <text:p>16.0215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52592" calcext:value-type="float">
            <text:p>15.81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69687741935" calcext:value-type="float">
            <text:p>15.6169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4884" calcext:value-type="float">
            <text:p>15.4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8722580645" calcext:value-type="float">
            <text:p>15.18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87888" calcext:value-type="float">
            <text:p>15.0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6465" calcext:value-type="float">
            <text:p>15.078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338" calcext:value-type="float">
            <text:p>15.61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80784516129" calcext:value-type="float">
            <text:p>16.1380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6863483871" calcext:value-type="float">
            <text:p>16.396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36064516129" calcext:value-type="float">
            <text:p>16.933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55365" calcext:value-type="float">
            <text:p>16.8655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156" calcext:value-type="float">
            <text:p>16.74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8446451613" calcext:value-type="float">
            <text:p>16.6148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7808" calcext:value-type="float">
            <text:p>16.4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84771612903" calcext:value-type="float">
            <text:p>16.3784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34397419355" calcext:value-type="float">
            <text:p>16.2634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38678709677" calcext:value-type="float">
            <text:p>16.173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3930322581" calcext:value-type="float">
            <text:p>16.1723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99638709677" calcext:value-type="float">
            <text:p>16.179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38285" calcext:value-type="float">
            <text:p>16.1538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134575" calcext:value-type="float">
            <text:p>16.1013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20289032258" calcext:value-type="float">
            <text:p>16.0120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2175" calcext:value-type="float">
            <text:p>15.837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4926451613" calcext:value-type="float">
            <text:p>15.7034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61825" calcext:value-type="float">
            <text:p>15.6146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98904827586" calcext:value-type="float">
            <text:p>15.5198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16225" calcext:value-type="float">
            <text:p>15.3951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07545" calcext:value-type="float">
            <text:p>15.1807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7223225806" calcext:value-type="float">
            <text:p>14.8987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753875" calcext:value-type="float">
            <text:p>14.5975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9716129032" calcext:value-type="float">
            <text:p>14.508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910525" calcext:value-type="float">
            <text:p>14.9391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45445" calcext:value-type="float">
            <text:p>15.024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7383225806" calcext:value-type="float">
            <text:p>15.0267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5101" calcext:value-type="float">
            <text:p>14.905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334125" calcext:value-type="float">
            <text:p>15.3033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7357241379" calcext:value-type="float">
            <text:p>15.62173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3098" calcext:value-type="float">
            <text:p>15.64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727525" calcext:value-type="float">
            <text:p>15.5372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5896774194" calcext:value-type="float">
            <text:p>15.410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1999" calcext:value-type="float">
            <text:p>15.231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28978064516" calcext:value-type="float">
            <text:p>15.1228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3695" calcext:value-type="float">
            <text:p>15.1483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24225" calcext:value-type="float">
            <text:p>15.2732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12722580645" calcext:value-type="float">
            <text:p>15.341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4726" calcext:value-type="float">
            <text:p>15.71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6010322581" calcext:value-type="float">
            <text:p>15.550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43925" calcext:value-type="float">
            <text:p>15.3254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8971034483" calcext:value-type="float">
            <text:p>15.09989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30668387097" calcext:value-type="float">
            <text:p>14.2630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55125" calcext:value-type="float">
            <text:p>13.9355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31832258065" calcext:value-type="float">
            <text:p>13.793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7905" calcext:value-type="float">
            <text:p>15.0877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0365" calcext:value-type="float">
            <text:p>15.5320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50255483871" calcext:value-type="float">
            <text:p>15.555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82325" calcext:value-type="float">
            <text:p>15.3498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2343225807" calcext:value-type="float">
            <text:p>15.1852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95625" calcext:value-type="float">
            <text:p>15.549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9464" calcext:value-type="float">
            <text:p>15.87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4266" calcext:value-type="float">
            <text:p>15.84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88255" calcext:value-type="float">
            <text:p>15.7488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35158709677" calcext:value-type="float">
            <text:p>15.6435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366075" calcext:value-type="float">
            <text:p>15.5736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9345" calcext:value-type="float">
            <text:p>15.477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8906666667" calcext:value-type="float">
            <text:p>15.4658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49334193548" calcext:value-type="float">
            <text:p>15.2849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48315" calcext:value-type="float">
            <text:p>15.0348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0030967742" calcext:value-type="float">
            <text:p>14.7240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4305" calcext:value-type="float">
            <text:p>14.493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8228965517" calcext:value-type="float">
            <text:p>14.66382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31445" calcext:value-type="float">
            <text:p>15.253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94285" calcext:value-type="float">
            <text:p>15.2394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0216774194" calcext:value-type="float">
            <text:p>15.0570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814525" calcext:value-type="float">
            <text:p>14.8781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1024516129" calcext:value-type="float">
            <text:p>14.71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68875" calcext:value-type="float">
            <text:p>14.6546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5333" calcext:value-type="float">
            <text:p>14.475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6376774194" calcext:value-type="float">
            <text:p>14.2706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651375" calcext:value-type="float">
            <text:p>14.0165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2273548387" calcext:value-type="float">
            <text:p>13.6792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65042857143" calcext:value-type="float">
            <text:p>13.3965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02548571429" calcext:value-type="float">
            <text:p>13.3602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841888" calcext:value-type="float">
            <text:p>13.318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803" calcext:value-type="float">
            <text:p>13.282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7591483871" calcext:value-type="float">
            <text:p>13.0775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98025" calcext:value-type="float">
            <text:p>12.7959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11548387097" calcext:value-type="float">
            <text:p>12.681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48185" calcext:value-type="float">
            <text:p>12.6448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136425" calcext:value-type="float">
            <text:p>13.2013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198" calcext:value-type="float">
            <text:p>13.776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3988" calcext:value-type="float">
            <text:p>13.87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213225" calcext:value-type="float">
            <text:p>14.0121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5342" calcext:value-type="float">
            <text:p>13.785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606525" calcext:value-type="float">
            <text:p>13.4760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7068" calcext:value-type="float">
            <text:p>13.1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65971612903" calcext:value-type="float">
            <text:p>12.7665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09025" calcext:value-type="float">
            <text:p>12.5330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57532307692" calcext:value-type="float">
            <text:p>15.37575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44215" calcext:value-type="float">
            <text:p>15.5644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21858064516" calcext:value-type="float">
            <text:p>15.522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70585" calcext:value-type="float">
            <text:p>15.3270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0250322581" calcext:value-type="float">
            <text:p>15.1330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83625" calcext:value-type="float">
            <text:p>15.0728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00256" calcext:value-type="float">
            <text:p>15.14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58625" calcext:value-type="float">
            <text:p>14.977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755875" calcext:value-type="float">
            <text:p>14.7575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95961290323" calcext:value-type="float">
            <text:p>14.589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589575" calcext:value-type="float">
            <text:p>14.4058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20892903226" calcext:value-type="float">
            <text:p>14.3320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847875" calcext:value-type="float">
            <text:p>14.4984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88725" calcext:value-type="float">
            <text:p>14.7188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32441290323" calcext:value-type="float">
            <text:p>15.5832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111525" calcext:value-type="float">
            <text:p>15.7811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18673548387" calcext:value-type="float">
            <text:p>15.7518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582125" calcext:value-type="float">
            <text:p>16.0958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251" calcext:value-type="float">
            <text:p>16.486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9977142857" calcext:value-type="float">
            <text:p>16.6549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06748571429" calcext:value-type="float">
            <text:p>16.7206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75569032258" calcext:value-type="float">
            <text:p>16.8075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70175" calcext:value-type="float">
            <text:p>17.0447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025125" calcext:value-type="float">
            <text:p>17.2502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3589677419" calcext:value-type="float">
            <text:p>17.276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47775" calcext:value-type="float">
            <text:p>17.1574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5966451613" calcext:value-type="float">
            <text:p>16.9165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853" calcext:value-type="float">
            <text:p>16.730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97991724138" calcext:value-type="float">
            <text:p>16.54979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471325" calcext:value-type="float">
            <text:p>16.3747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80195" calcext:value-type="float">
            <text:p>16.1580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95651612903" calcext:value-type="float">
            <text:p>15.939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12769032258" calcext:value-type="float">
            <text:p>16.0912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119525" calcext:value-type="float">
            <text:p>16.4211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60215" calcext:value-type="float">
            <text:p>16.9360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55842580645" calcext:value-type="float">
            <text:p>17.0755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8785" calcext:value-type="float">
            <text:p>16.9348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4996129032" calcext:value-type="float">
            <text:p>16.828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7945806452" calcext:value-type="float">
            <text:p>16.828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67034482759" calcext:value-type="float">
            <text:p>16.7167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882" calcext:value-type="float">
            <text:p>16.581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90675" calcext:value-type="float">
            <text:p>16.3989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56144516129" calcext:value-type="float">
            <text:p>16.235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35775" calcext:value-type="float">
            <text:p>16.1973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7152516129" calcext:value-type="float">
            <text:p>16.4971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07725" calcext:value-type="float">
            <text:p>16.6200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57045" calcext:value-type="float">
            <text:p>16.6857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72967741935" calcext:value-type="float">
            <text:p>16.717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225925" calcext:value-type="float">
            <text:p>16.5522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2823225806" calcext:value-type="float">
            <text:p>16.3312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9715" calcext:value-type="float">
            <text:p>16.1549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5236" calcext:value-type="float">
            <text:p>15.98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87415" calcext:value-type="float">
            <text:p>15.8387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03395" calcext:value-type="float">
            <text:p>15.670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8549677419" calcext:value-type="float">
            <text:p>15.5298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80185" calcext:value-type="float">
            <text:p>15.3880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1732307692" calcext:value-type="float">
            <text:p>15.30717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5185" calcext:value-type="float">
            <text:p>15.1975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34115" calcext:value-type="float">
            <text:p>15.1034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3403870968" calcext:value-type="float">
            <text:p>15.0383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404325" calcext:value-type="float">
            <text:p>14.8240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9189677419" calcext:value-type="float">
            <text:p>14.5179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72005" calcext:value-type="float">
            <text:p>14.1772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94510344828" calcext:value-type="float">
            <text:p>13.8694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455875" calcext:value-type="float">
            <text:p>13.6145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508275" calcext:value-type="float">
            <text:p>13.2350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9499354839" calcext:value-type="float">
            <text:p>12.7869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51425" calcext:value-type="float">
            <text:p>12.4965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5969032258" calcext:value-type="float">
            <text:p>13.3175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54875" calcext:value-type="float">
            <text:p>13.425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501625" calcext:value-type="float">
            <text:p>13.4650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8185806452" calcext:value-type="float">
            <text:p>13.210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6305" calcext:value-type="float">
            <text:p>12.6646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67889032258" calcext:value-type="float">
            <text:p>12.1867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66585" calcext:value-type="float">
            <text:p>12.1266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98965517241" calcext:value-type="float">
            <text:p>13.229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39785" calcext:value-type="float">
            <text:p>13.5439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4462" calcext:value-type="float">
            <text:p>14.36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8025806452" calcext:value-type="float">
            <text:p>14.987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6774" calcext:value-type="float">
            <text:p>15.33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575072" calcext:value-type="float">
            <text:p>15.165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85725" calcext:value-type="float">
            <text:p>15.248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164925" calcext:value-type="float">
            <text:p>15.4816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10565" calcext:value-type="float">
            <text:p>15.3110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1457777778" calcext:value-type="float">
            <text:p>15.10814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786075" calcext:value-type="float">
            <text:p>14.8878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3302068966" calcext:value-type="float">
            <text:p>14.67633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28342857143" calcext:value-type="float">
            <text:p>14.512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6410322581" calcext:value-type="float">
            <text:p>14.3466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20028387097" calcext:value-type="float">
            <text:p>14.132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25122580645" calcext:value-type="float">
            <text:p>13.832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810675" calcext:value-type="float">
            <text:p>13.8081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32915" calcext:value-type="float">
            <text:p>14.1432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8497777778" calcext:value-type="float">
            <text:p>14.51784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0285" calcext:value-type="float">
            <text:p>14.3250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16808" calcext:value-type="float">
            <text:p>14.31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927325" calcext:value-type="float">
            <text:p>14.7592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69176" calcext:value-type="float">
            <text:p>14.65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99432258065" calcext:value-type="float">
            <text:p>14.539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7568" calcext:value-type="float">
            <text:p>14.5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64114285714" calcext:value-type="float">
            <text:p>14.286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14265" calcext:value-type="float">
            <text:p>14.4614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78841290323" calcext:value-type="float">
            <text:p>14.6078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2132" calcext:value-type="float">
            <text:p>14.77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1565" calcext:value-type="float">
            <text:p>14.9681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3726451613" calcext:value-type="float">
            <text:p>15.1243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465975" calcext:value-type="float">
            <text:p>15.1846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8023225807" calcext:value-type="float">
            <text:p>15.1578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9745" calcext:value-type="float">
            <text:p>15.0359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1348965517" calcext:value-type="float">
            <text:p>14.87413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728175" calcext:value-type="float">
            <text:p>14.8272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973825" calcext:value-type="float">
            <text:p>14.6697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35716363636" calcext:value-type="float">
            <text:p>14.58357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7512" calcext:value-type="float">
            <text:p>14.6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98024" calcext:value-type="float">
            <text:p>14.97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53243636364" calcext:value-type="float">
            <text:p>15.44532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71925" calcext:value-type="float">
            <text:p>15.6607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1383225807" calcext:value-type="float">
            <text:p>15.5601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163" calcext:value-type="float">
            <text:p>15.401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8172903226" calcext:value-type="float">
            <text:p>15.203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8036129032" calcext:value-type="float">
            <text:p>15.0698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8864" calcext:value-type="float">
            <text:p>15.27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59277419355" calcext:value-type="float">
            <text:p>15.59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80887272727" calcext:value-type="float">
            <text:p>15.48808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4067096774" calcext:value-type="float">
            <text:p>15.5444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92215" calcext:value-type="float">
            <text:p>15.869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3152" calcext:value-type="float">
            <text:p>15.7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8044137931" calcext:value-type="float">
            <text:p>15.6458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4606451613" calcext:value-type="float">
            <text:p>15.447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9189677419" calcext:value-type="float">
            <text:p>15.2799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0704" calcext:value-type="float">
            <text:p>15.0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2768" calcext:value-type="float">
            <text:p>14.88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08535" calcext:value-type="float">
            <text:p>15.2108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7244137931" calcext:value-type="float">
            <text:p>15.38672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323" calcext:value-type="float">
            <text:p>14.776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26673846154" calcext:value-type="float">
            <text:p>14.95266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76221935484" calcext:value-type="float">
            <text:p>15.7076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13898181818" calcext:value-type="float">
            <text:p>16.06138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009875" calcext:value-type="float">
            <text:p>16.0300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55571612903" calcext:value-type="float">
            <text:p>15.8755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32092903226" calcext:value-type="float">
            <text:p>15.6732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40712258064" calcext:value-type="float">
            <text:p>15.5640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5949090909" calcext:value-type="float">
            <text:p>15.73959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6606896552" calcext:value-type="float">
            <text:p>15.8096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6610909091" calcext:value-type="float">
            <text:p>15.64566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7066" calcext:value-type="float">
            <text:p>15.38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7393548387" calcext:value-type="float">
            <text:p>15.108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42475" calcext:value-type="float">
            <text:p>14.8284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4578064516" calcext:value-type="float">
            <text:p>14.6504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5665" calcext:value-type="float">
            <text:p>14.845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35995" calcext:value-type="float">
            <text:p>15.0835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66745806452" calcext:value-type="float">
            <text:p>15.1066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0287" calcext:value-type="float">
            <text:p>15.250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1060645161" calcext:value-type="float">
            <text:p>15.4741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58075" calcext:value-type="float">
            <text:p>15.985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49384827586" calcext:value-type="float">
            <text:p>16.28493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936175" calcext:value-type="float">
            <text:p>16.2293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4771" calcext:value-type="float">
            <text:p>16.074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3176774193" calcext:value-type="float">
            <text:p>15.90131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01675" calcext:value-type="float">
            <text:p>15.7550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6113548387" calcext:value-type="float">
            <text:p>15.6086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94975" calcext:value-type="float">
            <text:p>15.5999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9516" calcext:value-type="float">
            <text:p>15.93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6539354839" calcext:value-type="float">
            <text:p>16.133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962125" calcext:value-type="float">
            <text:p>16.0196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35137777778" calcext:value-type="float">
            <text:p>15.89351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1215" calcext:value-type="float">
            <text:p>15.8311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7244137931" calcext:value-type="float">
            <text:p>15.76772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54805" calcext:value-type="float">
            <text:p>15.6554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18485" calcext:value-type="float">
            <text:p>15.5518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3166451613" calcext:value-type="float">
            <text:p>15.4383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16075" calcext:value-type="float">
            <text:p>15.3831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60841290323" calcext:value-type="float">
            <text:p>15.4460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28725" calcext:value-type="float">
            <text:p>15.362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504825" calcext:value-type="float">
            <text:p>15.245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23945806452" calcext:value-type="float">
            <text:p>15.1523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119325" calcext:value-type="float">
            <text:p>14.8811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96655483871" calcext:value-type="float">
            <text:p>14.579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569275" calcext:value-type="float">
            <text:p>14.3056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73164137931" calcext:value-type="float">
            <text:p>14.02731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485325" calcext:value-type="float">
            <text:p>13.6848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49975" calcext:value-type="float">
            <text:p>13.314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3909677419" calcext:value-type="float">
            <text:p>12.960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5375" calcext:value-type="float">
            <text:p>12.52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77881290323" calcext:value-type="float">
            <text:p>13.0777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7235" calcext:value-type="float">
            <text:p>14.5517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91325" calcext:value-type="float">
            <text:p>14.5459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0603870968" calcext:value-type="float">
            <text:p>14.3220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098925" calcext:value-type="float">
            <text:p>14.0109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7865806452" calcext:value-type="float">
            <text:p>13.7167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376525" calcext:value-type="float">
            <text:p>14.1237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2104" calcext:value-type="float">
            <text:p>14.6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58974285714" calcext:value-type="float">
            <text:p>14.7458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962" calcext:value-type="float">
            <text:p>14.554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32575483871" calcext:value-type="float">
            <text:p>14.363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614275" calcext:value-type="float">
            <text:p>14.0961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8916129032" calcext:value-type="float">
            <text:p>13.868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90505" calcext:value-type="float">
            <text:p>13.7390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711675" calcext:value-type="float">
            <text:p>13.5071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73078709677" calcext:value-type="float">
            <text:p>13.217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0942" calcext:value-type="float">
            <text:p>12.870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9829677419" calcext:value-type="float">
            <text:p>12.743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88425" calcext:value-type="float">
            <text:p>13.9328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48873043478" calcext:value-type="float">
            <text:p>14.354887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32742857143" calcext:value-type="float">
            <text:p>14.223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4916129032" calcext:value-type="float">
            <text:p>14.097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096175" calcext:value-type="float">
            <text:p>13.7909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41259354839" calcext:value-type="float">
            <text:p>13.8141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21045" calcext:value-type="float">
            <text:p>14.552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6679" calcext:value-type="float">
            <text:p>14.576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1303225807" calcext:value-type="float">
            <text:p>14.353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467" calcext:value-type="float">
            <text:p>14.023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0214193548" calcext:value-type="float">
            <text:p>13.7030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18315" calcext:value-type="float">
            <text:p>13.8918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21067586207" calcext:value-type="float">
            <text:p>13.99210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78722758621" calcext:value-type="float">
            <text:p>14.00787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313625" calcext:value-type="float">
            <text:p>13.6631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0656" calcext:value-type="float">
            <text:p>14.0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552325" calcext:value-type="float">
            <text:p>15.2355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09310967742" calcext:value-type="float">
            <text:p>15.2909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10758709677" calcext:value-type="float">
            <text:p>15.1710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59645" calcext:value-type="float">
            <text:p>14.9559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48588387097" calcext:value-type="float">
            <text:p>14.884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93819354839" calcext:value-type="float">
            <text:p>14.719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6937931035" calcext:value-type="float">
            <text:p>14.4716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65024516129" calcext:value-type="float">
            <text:p>14.196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364125" calcext:value-type="float">
            <text:p>13.8936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4808" calcext:value-type="float">
            <text:p>13.60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9505" calcext:value-type="float">
            <text:p>13.3199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15792" calcext:value-type="float">
            <text:p>13.04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0462" calcext:value-type="float">
            <text:p>12.840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24209032258" calcext:value-type="float">
            <text:p>13.0524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79380645161" calcext:value-type="float">
            <text:p>13.367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5074" calcext:value-type="float">
            <text:p>13.165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98344" calcext:value-type="float">
            <text:p>12.94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3643870968" calcext:value-type="float">
            <text:p>12.9443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7224" calcext:value-type="float">
            <text:p>13.0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29935483871" calcext:value-type="float">
            <text:p>13.01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962225" calcext:value-type="float">
            <text:p>12.9796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7564" calcext:value-type="float">
            <text:p>12.76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098725" calcext:value-type="float">
            <text:p>12.4709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0384" calcext:value-type="float">
            <text:p>12.80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74565" calcext:value-type="float">
            <text:p>13.1774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59197419355" calcext:value-type="float">
            <text:p>13.2459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9269677419" calcext:value-type="float">
            <text:p>13.4389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635904" calcext:value-type="float">
            <text:p>13.266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67123636364" calcext:value-type="float">
            <text:p>13.59671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95528571429" calcext:value-type="float">
            <text:p>13.8395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417376" calcext:value-type="float">
            <text:p>13.704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2815" calcext:value-type="float">
            <text:p>12.5392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4016" calcext:value-type="float">
            <text:p>12.56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06875" calcext:value-type="float">
            <text:p>13.120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9269677419" calcext:value-type="float">
            <text:p>13.4389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2056" calcext:value-type="float">
            <text:p>14.16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56715" calcext:value-type="float">
            <text:p>14.1356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90807741936" calcext:value-type="float">
            <text:p>14.9890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07101935484" calcext:value-type="float">
            <text:p>16.0307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0445714286" calcext:value-type="float">
            <text:p>16.0320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5130322581" calcext:value-type="float">
            <text:p>15.9895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4993548387" calcext:value-type="float">
            <text:p>15.855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2549677419" calcext:value-type="float">
            <text:p>15.6822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63902608696" calcext:value-type="float">
            <text:p>15.546390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31736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46" meta:object-count="0"/>
    <meta:user-defined meta:name="AppVersion">3.0</meta:user-defined>
  </office:meta>
</office:document-meta>
</file>